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ADAS Project Progres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lderly Asset Distress Alarm System</text:p>
            <text:list text:style-name="L2">
              <text:list-item>
                <text:p text:style-name="P1"><text:span text:style-name="T1">Lalita Bhaskaruni</text:span></text:p>
              </text:list-item>
              <text:list-item>
                <text:p text:style-name="P1"><text:span text:style-name="T1">Abhimanyu Chopra</text:span></text:p>
              </text:list-item>
              <text:list-item>
                <text:p text:style-name="P1"><text:span text:style-name="T1">Sammy Lin</text:span></text:p>
              </text:list-item>
              <text:list-item>
                <text:p text:style-name="P1"><text:span text:style-name="T1">Nisarg Pate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 Assign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alita Bhaskaruni – FONA GSM + GPS module</text:p>
              </text:list-item>
              <text:list-item>
                <text:p>Abhimanyu Chopra – Heart rate sensor (Photoplethysmograph)</text:p>
              </text:list-item>
              <text:list-item>
                <text:p>Sammy Lin – Accelerometer and Gyroscope</text:p>
              </text:list-item>
              <text:list-item>
                <text:p>Nisarg Patel - LC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 Objectiv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istress detection</text:p>
                <text:list>
                  <text:list-item>
                    <text:p>Spike in heart rate</text:p>
                  </text:list-item>
                  <text:list-item>
                    <text:p>Change in orientation</text:p>
                  </text:list-item>
                </text:list>
              </text:list-item>
              <text:list-item>
                <text:p>Notification</text:p>
                <text:list>
                  <text:list-item>
                    <text:p>Loud continuous beep</text:p>
                  </text:list-item>
                  <text:list-item>
                    <text:p>SMS to configured par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ADAS Components</text:p>
          </draw:text-box>
        </draw:frame>
        <draw:custom-shape draw:style-name="gr2" draw:text-style-name="P1" draw:layer="layout" svg:width="5.334cm" svg:height="7.366cm" svg:x="10.414cm" svg:y="7.62cm">
          <text:p text:style-name="P1">MSP430FR698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2.032cm" svg:x="21.59cm" svg:y="7.62cm">
          <text:p text:style-name="P1">Pulse Sens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2.032cm" svg:x="21.59cm" svg:y="10.16cm">
          <text:p text:style-name="P1">LSM9DS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2.032cm" svg:x="21.59cm" svg:y="12.7cm">
          <text:p text:style-name="P1">FONA+GP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02cm" svg:height="2.032cm" svg:x="22.606cm" svg:y="16.256cm">
          <text:p text:style-name="P1">Bat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18cm" svg:height="1.778cm" svg:x="11.176cm" svg:y="13.716cm">
          <text:p text:style-name="P1">LC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2.032cm" svg:x="0.762cm" svg:y="7.62cm">
          <text:p text:style-name="P1">Keypad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748cm" svg:y1="8.636cm" svg:x2="21.59cm" svg:y2="8.636cm">
          <text:p text:style-name="P1">Analog (1) </text:p>
          <text:p text:style-name="P1"/>
        </draw:line>
        <draw:line draw:style-name="gr3" draw:text-style-name="P1" draw:layer="layout" svg:x1="15.748cm" svg:y1="11.176cm" svg:x2="21.59cm" svg:y2="11.176cm">
          <text:p text:style-name="P1">SPI (4) </text:p>
          <text:p text:style-name="P1"/>
        </draw:line>
        <draw:line draw:style-name="gr3" draw:text-style-name="P1" draw:layer="layout" svg:x1="15.748cm" svg:y1="13.462cm" svg:x2="21.59cm" svg:y2="13.462cm">
          <text:p text:style-name="P1">UART/AT (2)</text:p>
          <text:p text:style-name="P1"/>
        </draw:line>
        <draw:line draw:style-name="gr3" draw:text-style-name="P1" draw:layer="layout" svg:x1="6.35cm" svg:y1="8.636cm" svg:x2="10.414cm" svg:y2="8.636cm">
          <text:p text:style-name="P1">GPIO (6)</text:p>
          <text:p text:style-name="P1"/>
        </draw:line>
        <draw:line draw:style-name="gr4" draw:text-style-name="P1" draw:layer="layout" svg:x1="24.13cm" svg:y1="14.732cm" svg:x2="24.13cm" svg:y2="16.256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5" draw:text-style-name="P2" draw:layer="Layout" svg:width="4.572cm" svg:height="1.524cm" svg:x="2.032cm" svg:y="5.08cm">
          <text:p text:style-name="P2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6.096cm" svg:height="1.27cm" svg:x="1.524cm" svg:y="8.128cm">
          <text:p text:style-name="P2">Initialize gyro/Xm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096cm" svg:height="1.27cm" svg:x="1.524cm" svg:y="13.208cm">
          <text:p text:style-name="P2">Initialize FONA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096cm" svg:height="1.27cm" svg:x="1.524cm" svg:y="10.668cm">
          <text:p text:style-name="P2">Initialize pulse sensor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6.096cm" svg:height="1.27cm" svg:x="1.524cm" svg:y="15.748cm">
          <text:p text:style-name="P1">Initialize LCD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318cm" svg:y1="6.604cm" svg:x2="4.318cm" svg:y2="8.128cm">
          <text:p/>
        </draw:line>
        <draw:line draw:style-name="gr6" draw:text-style-name="P1" draw:layer="layout" svg:x1="4.318cm" svg:y1="9.398cm" svg:x2="4.318cm" svg:y2="10.668cm">
          <text:p/>
        </draw:line>
        <draw:line draw:style-name="gr6" draw:text-style-name="P1" draw:layer="layout" svg:x1="4.318cm" svg:y1="11.938cm" svg:x2="4.318cm" svg:y2="13.208cm">
          <text:p/>
        </draw:line>
        <draw:line draw:style-name="gr6" draw:text-style-name="P1" draw:layer="layout" svg:x1="4.318cm" svg:y1="14.478cm" svg:x2="4.318cm" svg:y2="15.748cm">
          <text:p/>
        </draw:line>
        <draw:custom-shape draw:style-name="gr2" draw:text-style-name="P1" xml:id="id1" draw:id="id1" draw:layer="layout" svg:width="5.08cm" svg:height="5.842cm" svg:x="11.938cm" svg:y="8.629cm">
          <text:p text:style-name="P1">Distr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" draw:id="id2" draw:layer="layout" svg:width="5.842cm" svg:height="1.778cm" svg:x="19.304cm" svg:y="9.652cm">
          <text:p text:style-name="P1">Send Notification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7.018cm" svg:y1="11.55cm" svg:x2="19.304cm" svg:y2="10.541cm" draw:start-shape="id1" draw:start-glue-point="7" draw:end-shape="id2" draw:end-glue-point="3" svg:d="M17018 11550h1144v-1009h1142" svg:viewBox="0 0 2287 1010">
          <text:p text:style-name="P1"/>
        </draw:connector>
        <draw:connector draw:style-name="gr8" draw:text-style-name="P1" draw:layer="layout" draw:line-skew="-1.023cm -1.27cm" svg:x1="11.938cm" svg:y1="11.55cm" svg:x2="14.478cm" svg:y2="8.629cm" draw:start-shape="id1" draw:start-glue-point="5" draw:end-shape="id1" draw:end-glue-point="4" svg:d="M11938 11550h-1524v-4692h4064v1771" svg:viewBox="0 0 4065 4693">
          <text:p/>
        </draw:connector>
        <draw:connector draw:style-name="gr8" draw:text-style-name="P1" draw:layer="layout" draw:line-skew="1.023cm 0cm -3.048cm" svg:x1="4.572cm" svg:y1="17.018cm" svg:x2="14.478cm" svg:y2="8.629cm" draw:start-shape="id3" draw:start-glue-point="2" draw:end-shape="id1" draw:end-glue-point="4" svg:d="M4572 17018v1524h5207v-13462h4699v3549" svg:viewBox="0 0 9907 13463">
          <text:p/>
        </draw:connector>
        <draw:frame draw:style-name="gr9" draw:text-style-name="P1" draw:layer="layout" svg:width="1.535cm" svg:height="0.963cm" svg:x="10.414cm" svg:y="10.714cm">
          <draw:text-box>
            <text:p text:style-name="P1">No</text:p>
          </draw:text-box>
        </draw:frame>
        <draw:custom-shape draw:style-name="gr2" draw:text-style-name="P1" xml:id="id4" draw:id="id4" draw:layer="layout" svg:width="5.842cm" svg:height="1.778cm" svg:x="19.304cm" svg:y="12.7cm">
          <text:p text:style-name="P1">Sound Alarm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7.018cm" svg:y1="11.55cm" svg:x2="19.304cm" svg:y2="13.589cm" draw:start-shape="id1" draw:start-glue-point="7" draw:end-shape="id4" svg:d="M17018 11550h1144v2039h1142" svg:viewBox="0 0 2287 2040">
          <text:p/>
        </draw:connector>
        <draw:frame draw:style-name="gr9" draw:text-style-name="P1" draw:layer="layout" svg:width="1.535cm" svg:height="0.963cm" svg:x="17.272cm" svg:y="11.483cm">
          <draw:text-box>
            <text:p text:style-name="P1">Yes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EADAS Main Flow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2" draw:text-style-name="P2" draw:layer="layout" svg:width="4.572cm" svg:height="1.524cm" svg:x="10.668cm" svg:y="4.648cm">
          <text:p text:style-name="P2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096cm" svg:height="1.27cm" svg:x="10.16cm" svg:y="7.696cm">
          <text:p text:style-name="P2">Obtain baselin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6cm" svg:height="1.27cm" svg:x="10.16cm" svg:y="10.236cm">
          <text:p text:style-name="P2">Read senso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954cm" svg:y1="6.172cm" svg:x2="12.954cm" svg:y2="7.696cm">
          <text:p/>
        </draw:line>
        <draw:line draw:style-name="gr6" draw:text-style-name="P1" draw:layer="layout" svg:x1="12.954cm" svg:y1="8.966cm" svg:x2="12.954cm" svg:y2="10.236cm">
          <text:p/>
        </draw:line>
        <draw:custom-shape draw:style-name="gr2" draw:text-style-name="P1" xml:id="id5" draw:id="id5" draw:layer="layout" svg:width="5.08cm" svg:height="5.842cm" svg:x="10.668cm" svg:y="14.547cm">
          <text:p text:style-name="P1">Distr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5.748cm" svg:y1="17.468cm" svg:x2="17.78cm" svg:y2="16.459cm" draw:start-shape="id5" draw:start-glue-point="7" svg:d="M15748 17468h1267v-1009h765" svg:viewBox="0 0 2033 1010">
          <text:p/>
        </draw:connector>
        <draw:connector draw:style-name="gr8" draw:text-style-name="P1" draw:layer="layout" draw:line-skew="-2.293cm" svg:x1="10.668cm" svg:y1="17.468cm" svg:x2="10.007cm" svg:y2="11.233cm" draw:start-shape="id5" draw:start-glue-point="5" svg:d="M10668 17468h-2874v-6235h2213" svg:viewBox="0 0 2875 6236">
          <text:p/>
        </draw:connector>
        <draw:frame draw:style-name="gr9" draw:text-style-name="P1" draw:layer="layout" svg:width="1.535cm" svg:height="0.963cm" svg:x="8.89cm" svg:y="16.632cm">
          <draw:text-box>
            <text:p text:style-name="P1">No</text:p>
          </draw:text-box>
        </draw:frame>
        <draw:frame draw:style-name="gr9" draw:text-style-name="P1" draw:layer="layout" svg:width="1.535cm" svg:height="0.963cm" svg:x="15.748cm" svg:y="17.401cm">
          <draw:text-box>
            <text:p text:style-name="P1">Yes</text:p>
          </draw:text-box>
        </draw:frame>
        <draw:line draw:style-name="gr6" draw:text-style-name="P1" draw:layer="layout" svg:x1="13.208cm" svg:y1="11.506cm" svg:x2="13.208cm" svg:y2="14.547cm">
          <text:p/>
        </draw:line>
        <draw:custom-shape draw:style-name="gr2" draw:text-style-name="P2" draw:layer="layout" svg:width="6.096cm" svg:height="1.27cm" svg:x="17.78cm" svg:y="15.824cm">
          <text:p text:style-name="P2">Set alarm bit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837cm" presentation:class="title" presentation:user-transformed="true">
          <draw:text-box>
            <text:p>EADAS Sensors Flow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8T22:35:25.305101800</meta:creation-date>
    <dc:date>2015-10-18T23:50:32.185673960</dc:date>
    <meta:editing-duration>PT1H11M51S</meta:editing-duration>
    <meta:editing-cycles>5</meta:editing-cycles>
    <meta:generator>LibreOffice/4.2.8.2$Linux_X86_64 LibreOffice_project/420m0$Build-2</meta:generator>
    <meta:document-statistic meta:object-count="84"/>
  </office:meta>
</office:document-meta>
</file>